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8.9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number-columns-repeated="4" table:default-cell-style-name="ce4"/>
        <table:table-row table:style-name="ro1">
          <table:table-cell table:style-name="ce1" office:value-type="string" calcext:value-type="string">
            <text:p>Problem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GUT</text:p>
          </table:table-cell>
        </table:table-row>
        <table:table-row table:style-name="ro1">
          <table:table-cell office:value-type="string" calcext:value-type="string">
            <text:p>Obrigações de benefícios a empregado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]*[.C2]*[.D2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brigações com fornecedor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3]*[.C3]*[.D3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mais créditos a receb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4]*[.C4]*[.D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rovisões por competênc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*[.C5]*[.D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tivos e passivos contingent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6]*[.C6]*[.D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ns móveis e imóve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7]*[.C7]*[.D7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brigações de empréstimos, financiamentos e dívidas contratuai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*[.C8]*[.D8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vestimentos permanent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9]*[.C9]*[.D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réditos tributários e de contribuiçõ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0]*[.C10]*[.D10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réditos previdenciário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1]*[.C11]*[.D1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oftware, marcas, patentes, licenças e congêneres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B12]*[.C12]*[.D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o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13]*[.C13]*[.D13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ns de infraestrutur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4]*[.C14]*[.D1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ns do patrimônio cultura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15]*[.C15]*[.D15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rovisão atuarial do RP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6]*[.C16]*[.D16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ívida ativa, tributária e não tributária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[.B17]*[.C17]*[.D17]" office:value-type="float" office:value="125" calcext:value-type="float">
            <text:p>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rton da Rosa</meta:initial-creator>
    <meta:creation-date>2016-10-28T16:50:21.305193777</meta:creation-date>
    <dc:date>2016-10-28T16:59:52.533823396</dc:date>
    <dc:creator>Everton da Rosa</dc:creator>
    <meta:editing-duration>PT9M32S</meta:editing-duration>
    <meta:editing-cycles>1</meta:editing-cycles>
    <meta:document-statistic meta:table-count="1" meta:cell-count="85" meta:object-count="0"/>
    <meta:generator>LibreOffice/5.1.4.2$Linux_X86_64 LibreOffice_project/10m0$Build-2</meta:generator>
  </office:meta>
</office:document-meta>
</file>